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25-01-2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23-01-1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21-12-2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20-12-28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9-12-1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9-01-0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8-01-09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7-01-04 17:3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6-01-12 20:1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4-01-15 17:3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0097284101</text:p>
          </table:table-cell>
          <table:table-cell office:value-type="string" calcext:value-type="string">
            <text:p>2013-01-15 16:5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